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4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4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00-00-00</text:date>, <text:time style:data-style-name="N2" text:time-value="17:26:11.240295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1-07T19:07:12.455735872</dc:date>
    <meta:editing-duration>PT3H27M43S</meta:editing-duration>
    <meta:editing-cycles>35</meta:editing-cycles>
    <meta:generator>LibreOffice/4.2.8.2$Linux_X86_64 LibreOffice_project/420m0$Build-2</meta:generator>
    <meta:document-statistic meta:table-count="1" meta:cell-count="40" meta:object-count="0"/>
  </office:meta>
</office:document-meta>
</file>